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9cm" fo:min-width="1.83cm"/>
    </style:style>
    <style:style style:name="gr2" style:family="graphic" style:parent-style-name="standard">
      <style:graphic-properties draw:textarea-horizontal-align="justify" draw:textarea-vertical-align="middle" draw:auto-grow-height="false" fo:min-height="2.21cm" fo:min-width="1.735cm"/>
    </style:style>
    <style:style style:name="gr3" style:family="graphic" style:parent-style-name="standard">
      <style:graphic-properties draw:textarea-horizontal-align="justify" draw:textarea-vertical-align="middle" draw:auto-grow-height="false" fo:min-height="1.323cm" fo:min-width="1.61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02cm" svg:height="1.415cm" svg:x="2.824cm" svg:y="2.097cm">
          <text:p text:style-name="P1"><text:span text:style-name="T1">Clien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2" draw:id="id2" draw:layer="layout" svg:width="2.921cm" svg:height="2.459cm" svg:x="3.032cm" svg:y="5.953cm">
          <text:p text:style-name="P2"><text:span text:style-name="T2">Update item</text:span></text:p>
          <text:p text:style-name="P2"><text:span text:style-name="T2">Quantity &amp;</text:span></text:p>
          <text:p text:style-name="P2"><text:span text:style-name="T2">detail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1" xml:id="id3" draw:id="id3" draw:layer="layout" svg:width="3.175cm" svg:height="1.572cm" svg:x="2.878cm" svg:y="9.982cm">
          <text:p text:style-name="P1"><text:span text:style-name="T1">Hard disk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4" draw:layer="layout" draw:type="line" svg:x1="4.475cm" svg:y1="3.512cm" svg:x2="4.492cm" svg:y2="5.953cm" draw:start-shape="id1" draw:start-glue-point="8" draw:end-shape="id2" draw:end-glue-point="0" svg:d="M4475 3512l17 2441" svg:viewBox="0 0 18 2442">
          <text:p><text:span text:style-name="T1"><text:s/></text:span><text:span text:style-name="T1">Quantity</text:span></text:p>
        </draw:connector>
        <draw:connector draw:style-name="gr4" draw:layer="layout" draw:type="line" svg:x1="4.492cm" svg:y1="8.412cm" svg:x2="4.466cm" svg:y2="9.982cm" draw:start-shape="id2" draw:start-glue-point="2" draw:end-shape="id3" draw:end-glue-point="4" svg:d="M4492 8412l-26 1570" svg:viewBox="0 0 27 1571">
          <text:p><text:span text:style-name="T1"><text:s/></text:span><text:span text:style-name="T1">Item Detail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" draw:marker-end-width="0.2cm" draw:marker-end-center="false" draw:stroke-linejoin="none" svg:stroke-linecap="butt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_20_1" draw:fill-image-width="0cm" draw:fill-image-height="0cm" draw:fit-to-size="shrink-to-fit" draw:fit-to-contour="false" fo:padding-top="0cm" fo:padding-bottom="0cm" fo:padding-left="0cm" fo:padding-right="0cm"/>
      <style:paragraph-properties fo:text-align="center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9T11:57:07.052195000</meta:creation-date>
    <dc:date>2014-09-19T20:46:01.030543000</dc:date>
    <meta:editing-duration>PT17M53S</meta:editing-duration>
    <meta:editing-cycles>2</meta:editing-cycles>
    <meta:generator>LibreOffice/4.3.1.2$MacOSX_X86_64 LibreOffice_project/958349dc3b25111dbca392fbc281a05559ef6848</meta:generator>
    <meta:document-statistic meta:object-count="5"/>
  </office:meta>
</office:document-meta>
</file>